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JP" svg:font-family="'Noto Sans Mono CJK JP'" style:font-family-generic="modern" style:font-pitch="fixed"/>
    <style:font-face style:name="Palatino" svg:font-family="Palatino"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margin-top="0in" fo:margin-bottom="0in" style:contextual-spacing="false"/>
      <style:text-properties fo:font-variant="normal" fo:text-transform="none" style:font-name="Times New Roman1" fo:font-size="10pt" style:font-size-asian="10pt"/>
    </style:style>
    <style:style style:name="P2" style:family="paragraph" style:parent-style-name="Heading_20_1">
      <style:paragraph-properties fo:margin-top="0in" fo:margin-bottom="0in" style:contextual-spacing="false"/>
    </style:style>
    <style:style style:name="P3" style:family="paragraph" style:parent-style-name="Standard" style:list-style-name="WWNum1">
      <style:paragraph-properties fo:margin-left="0.75in" fo:text-indent="-0.25in" style:auto-text-indent="false">
        <style:tab-stops>
          <style:tab-stop style:position="0.75in"/>
        </style:tab-stops>
      </style:paragraph-properties>
    </style:style>
    <style:style style:name="P4" style:family="paragraph" style:parent-style-name="Standard">
      <style:paragraph-properties fo:margin-left="0.5in"/>
      <style:text-properties fo:font-size="11pt" style:font-size-asian="11pt"/>
    </style:style>
    <style:style style:name="P5" style:family="paragraph" style:parent-style-name="Standard" style:list-style-name="WWNum1">
      <style:paragraph-properties fo:margin-left="1in" fo:text-indent="-0.25in" style:auto-text-indent="false">
        <style:tab-stops/>
      </style:paragraph-properties>
    </style:style>
    <style:style style:name="P6" style:family="paragraph" style:parent-style-name="Standard">
      <style:paragraph-properties fo:margin-left="0.75in"/>
      <style:text-properties fo:font-size="11pt" style:font-size-asian="11pt"/>
    </style:style>
    <style:style style:name="P7" style:family="paragraph" style:parent-style-name="Standard">
      <style:paragraph-properties fo:margin-left="0.5in"/>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style:font-size-asian="11pt"/>
    </style:style>
    <style:style style:name="P10" style:family="paragraph" style:parent-style-name="Header">
      <style:paragraph-properties>
        <style:tab-stops/>
      </style:paragraph-properties>
      <style:text-properties fo:font-size="11pt" style:font-size-asian="11pt"/>
    </style:style>
    <style:style style:name="P11" style:family="paragraph" style:parent-style-name="Header" style:list-style-name="WWNum5">
      <style:paragraph-properties>
        <style:tab-stops/>
      </style:paragraph-properties>
    </style:style>
    <style:style style:name="P12" style:family="paragraph" style:parent-style-name="Header">
      <style:paragraph-properties fo:margin-left="0.5in">
        <style:tab-stops/>
      </style:paragraph-properties>
      <style:text-properties fo:font-size="11pt" style:font-size-asian="11pt"/>
    </style:style>
    <style:style style:name="P13" style:family="paragraph" style:parent-style-name="Header">
      <style:paragraph-properties fo:margin-left="0.5in">
        <style:tab-stops/>
      </style:paragraph-properties>
    </style:style>
    <style:style style:name="P14" style:family="paragraph" style:parent-style-name="Standard">
      <style:text-properties fo:font-size="11pt" fo:font-style="italic" fo:font-weight="bold" style:font-size-asian="11pt" style:font-style-asian="italic" style:font-weight-asian="bold" style:font-weight-complex="bold"/>
    </style:style>
    <style:style style:name="P15" style:family="paragraph" style:parent-style-name="Header">
      <style:paragraph-properties fo:margin-left="0.5in" fo:margin-top="0in" fo:margin-bottom="0in" style:contextual-spacing="false" fo:break-before="page">
        <style:tab-stops/>
      </style:paragraph-properties>
    </style:style>
    <style:style style:name="P16" style:family="paragraph" style:parent-style-name="Header">
      <style:paragraph-properties fo:margin-left="0.5in"/>
    </style:style>
    <style:style style:name="P17" style:family="paragraph" style:parent-style-name="Header">
      <style:paragraph-properties fo:margin-left="0.5in">
        <style:tab-stops/>
      </style:paragraph-properties>
      <style:text-properties style:font-name="Courier New" fo:font-size="11pt" style:font-size-asian="11pt" style:font-name-complex="Courier New1"/>
    </style:style>
    <style:style style:name="P18" style:family="paragraph" style:parent-style-name="Header">
      <style:paragraph-properties fo:margin-left="1in" fo:text-indent="0.5in" style:auto-text-indent="false">
        <style:tab-stops/>
      </style:paragraph-properties>
    </style:style>
    <style:style style:name="P19" style:family="paragraph" style:parent-style-name="Header">
      <style:paragraph-properties fo:margin-left="0.5in">
        <style:tab-stops/>
      </style:paragraph-properties>
      <style:text-properties style:font-name="Courier New" fo:font-size="11pt" fo:font-weight="bold" style:font-size-asian="11pt" style:font-weight-asian="bold" style:font-name-complex="Courier New1"/>
    </style:style>
    <style:style style:name="P20" style:family="paragraph" style:parent-style-name="Header">
      <style:paragraph-properties fo:text-indent="0.5in" style:auto-text-indent="false">
        <style:tab-stops/>
      </style:paragraph-properties>
    </style:style>
    <style:style style:name="P21" style:family="paragraph" style:parent-style-name="Header">
      <style:paragraph-properties fo:margin-left="1in">
        <style:tab-stops/>
      </style:paragraph-properties>
    </style:style>
    <style:style style:name="P22" style:family="paragraph" style:parent-style-name="Header">
      <style:paragraph-properties fo:margin-left="0.5in"/>
      <style:text-properties style:font-name="Courier New" fo:font-size="11pt" style:font-size-asian="11pt" style:font-name-complex="Courier New1"/>
    </style:style>
    <style:style style:name="P23" style:family="paragraph" style:parent-style-name="Header">
      <style:paragraph-properties fo:margin-left="3.15in" fo:text-indent="-2.65in" style:auto-text-indent="false">
        <style:tab-stops/>
      </style:paragraph-properties>
    </style:style>
    <style:style style:name="P24" style:family="paragraph" style:parent-style-name="Header">
      <loext:graphic-properties draw:fill="solid" draw:fill-color="#ffff00" draw:opacity="100%"/>
      <style:paragraph-properties fo:margin-left="0.5in" fo:background-color="#ffff00">
        <style:tab-stops/>
      </style:paragraph-properties>
    </style:style>
    <style:style style:name="P25" style:family="paragraph" style:parent-style-name="Header">
      <loext:graphic-properties draw:fill="solid" draw:fill-color="#ffff00" draw:opacity="100%"/>
      <style:paragraph-properties fo:margin-left="0.5in" fo:background-color="#ffff00">
        <style:tab-stops/>
      </style:paragraph-properties>
      <style:text-properties fo:font-size="11pt" style:font-size-asian="11pt"/>
    </style:style>
    <style:style style:name="P26" style:family="paragraph" style:parent-style-name="Header">
      <loext:graphic-properties draw:fill="solid" draw:fill-color="#ff0000" draw:opacity="100%"/>
      <style:paragraph-properties fo:margin-left="0.5in" fo:background-color="#ff0000">
        <style:tab-stops/>
      </style:paragraph-properties>
      <style:text-properties fo:font-size="11pt" officeooo:rsid="001be7d7" officeooo:paragraph-rsid="001be7d7" style:font-size-asian="11pt"/>
    </style:style>
    <style:style style:name="P27" style:family="paragraph" style:parent-style-name="Header">
      <loext:graphic-properties draw:fill="solid" draw:fill-color="#ff0000" draw:opacity="100%"/>
      <style:paragraph-properties fo:margin-left="0.5in" fo:background-color="#ff0000">
        <style:tab-stops/>
      </style:paragraph-properties>
      <style:text-properties fo:font-size="11pt" style:font-size-asian="11pt"/>
    </style:style>
    <style:style style:name="P28" style:family="paragraph" style:parent-style-name="Header">
      <loext:graphic-properties draw:fill="solid" draw:fill-color="#ff0000" draw:opacity="100%"/>
      <style:paragraph-properties fo:margin-left="0.5in" fo:background-color="#ff0000">
        <style:tab-stops/>
      </style:paragraph-properties>
      <style:text-properties fo:font-size="11pt" officeooo:rsid="001acecb" officeooo:paragraph-rsid="001acecb" style:font-size-asian="11pt"/>
    </style:style>
    <style:style style:name="P29" style:family="paragraph" style:parent-style-name="Header">
      <style:paragraph-properties fo:margin-left="0.5in">
        <style:tab-stops/>
      </style:paragraph-properties>
      <style:text-properties fo:font-size="11pt" fo:font-style="italic" style:font-size-asian="11pt" style:font-style-asian="italic"/>
    </style:style>
    <style:style style:name="P30" style:family="paragraph" style:parent-style-name="Header">
      <loext:graphic-properties draw:fill="solid" draw:fill-color="#ff0000" draw:opacity="100%"/>
      <style:paragraph-properties fo:margin-left="0.5in" fo:background-color="#ff0000">
        <style:tab-stops/>
      </style:paragraph-properties>
      <style:text-properties fo:font-size="11pt" fo:font-style="italic" officeooo:rsid="001be7d7" officeooo:paragraph-rsid="001be7d7" style:font-size-asian="11pt" style:font-style-asian="italic"/>
    </style:style>
    <style:style style:name="P31" style:family="paragraph" style:parent-style-name="Header">
      <loext:graphic-properties draw:fill="solid" draw:fill-color="#ff0000" draw:opacity="100%"/>
      <style:paragraph-properties fo:margin-left="0.5in" fo:background-color="#ff0000">
        <style:tab-stops/>
      </style:paragraph-properties>
      <style:text-properties fo:font-size="11pt" officeooo:rsid="001bee3c" officeooo:paragraph-rsid="001bee3c" style:font-size-asian="11pt"/>
    </style:style>
    <style:style style:name="P32" style:family="paragraph" style:parent-style-name="Header">
      <style:paragraph-properties fo:margin-left="0.5in">
        <style:tab-stops/>
      </style:paragraph-properties>
      <style:text-properties fo:font-size="11pt" officeooo:rsid="00203087" officeooo:paragraph-rsid="00203087" style:font-size-asian="11pt"/>
    </style:style>
    <style:style style:name="P33" style:family="paragraph" style:parent-style-name="Colorful_20_List_20_-_20_Accent_20_11">
      <style:text-properties fo:font-size="11pt" style:font-size-asian="11pt"/>
    </style:style>
    <style:style style:name="P34" style:family="paragraph" style:parent-style-name="Header">
      <style:paragraph-properties fo:margin-left="0.5in">
        <style:tab-stops/>
      </style:paragraph-properties>
      <style:text-properties fo:font-size="11pt" style:font-size-asian="11pt" style:font-size-complex="11pt"/>
    </style:style>
    <style:style style:name="P35" style:family="paragraph" style:parent-style-name="Header">
      <style:paragraph-properties fo:margin-left="0.5in">
        <style:tab-stops/>
      </style:paragraph-properties>
      <style:text-properties style:font-name="Courier New" fo:font-size="11pt" style:font-size-asian="11pt" style:font-name-complex="Courier New1" style:font-size-complex="11pt"/>
    </style:style>
    <style:style style:name="P36" style:family="paragraph" style:parent-style-name="Header">
      <style:paragraph-properties fo:margin-left="0.5in">
        <style:tab-stops/>
      </style:paragraph-properties>
      <style:text-properties officeooo:rsid="00206194" officeooo:paragraph-rsid="00206194"/>
    </style:style>
    <style:style style:name="P37" style:family="paragraph" style:parent-style-name="Header">
      <style:paragraph-properties fo:margin-left="1.5in" fo:text-indent="0.5in" style:auto-text-indent="false">
        <style:tab-stops/>
      </style:paragraph-properties>
    </style:style>
    <style:style style:name="P38" style:family="paragraph" style:parent-style-name="Header">
      <style:paragraph-properties>
        <style:tab-stops/>
      </style:paragraph-properties>
      <style:text-properties fo:font-size="11pt" style:font-size-asian="11pt" style:font-size-complex="11pt"/>
    </style:style>
    <style:style style:name="P39" style:family="paragraph" style:parent-style-name="Header" style:list-style-name="WWNum11">
      <style:paragraph-properties>
        <style:tab-stops/>
      </style:paragraph-properties>
    </style:style>
    <style:style style:name="P40" style:family="paragraph" style:parent-style-name="Header" style:list-style-name="WWNum8">
      <style:paragraph-properties>
        <style:tab-stops/>
      </style:paragraph-properties>
    </style:style>
    <style:style style:name="P41" style:family="paragraph" style:parent-style-name="Header">
      <style:paragraph-properties>
        <style:tab-stops/>
      </style:paragraph-properties>
      <style:text-properties fo:font-size="11pt" fo:font-weight="bold" style:font-size-asian="11pt" style:font-weight-asian="bold"/>
    </style:style>
    <style:style style:name="P42" style:family="paragraph" style:parent-style-name="Header">
      <style:paragraph-properties>
        <style:tab-stops/>
      </style:paragraph-properties>
    </style:style>
    <style:style style:name="P43" style:family="paragraph" style:parent-style-name="Footer">
      <style:paragraph-properties fo:padding="0in" fo:border="none"/>
    </style:style>
    <style:style style:name="T1" style:family="text">
      <style:text-properties fo:font-variant="normal" fo:text-transform="none" style:font-name="Times New Roman1" fo:font-size="10pt" style:font-size-asian="10pt"/>
    </style:style>
    <style:style style:name="T2" style:family="text">
      <style:text-properties fo:font-variant="normal" fo:text-transform="none" style:font-name="Times New Roman1"/>
    </style:style>
    <style:style style:name="T3" style:family="text">
      <style:text-properties fo:font-variant="normal" fo:text-transform="none" style:font-name="Times New Roman1" fo:background-color="#ffff00" loext:char-shading-value="0"/>
    </style:style>
    <style:style style:name="T4" style:family="text">
      <style:text-properties fo:font-size="12pt" fo:font-weight="bold" style:font-size-asian="12pt" style:font-weight-asian="bold"/>
    </style:style>
    <style:style style:name="T5" style:family="text">
      <style:text-properties fo:font-size="11pt" style:font-size-asian="11pt"/>
    </style:style>
    <style:style style:name="T6" style:family="text">
      <style:text-properties fo:font-size="11pt" fo:background-color="#ffff00" loext:char-shading-value="0" style:font-size-asian="11pt"/>
    </style:style>
    <style:style style:name="T7" style:family="text">
      <style:text-properties fo:font-size="11pt" fo:font-weight="bold" fo:background-color="#ffff00" loext:char-shading-value="0" style:font-size-asian="11pt" style:font-weight-asian="bold"/>
    </style:style>
    <style:style style:name="T8" style:family="text">
      <style:text-properties fo:font-size="11pt" fo:font-weight="bold" style:font-size-asian="11pt" style:font-weight-asian="bold"/>
    </style:style>
    <style:style style:name="T9" style:family="text">
      <style:text-properties fo:font-size="11pt" fo:font-weight="bold" fo:background-color="#ffff00" loext:char-shading-value="0" style:font-size-asian="11pt" style:font-weight-asian="bold" style:font-weight-complex="bold"/>
    </style:style>
    <style:style style:name="T10" style:family="text">
      <style:text-properties fo:font-size="11pt" style:font-size-asian="11pt" style:font-size-complex="11pt"/>
    </style:style>
    <style:style style:name="T11" style:family="text">
      <style:text-properties fo:font-size="12pt" fo:font-weight="bold" style:font-size-asian="12pt" style:font-weight-asian="bold" style:font-size-complex="12pt"/>
    </style:style>
    <style:style style:name="T12" style:family="text">
      <style:text-properties fo:font-family="Arial" style:font-family-generic="swiss" style:font-pitch="variable" fo:font-size="11pt" style:text-underline-style="solid" style:text-underline-width="auto" style:text-underline-color="font-color" fo:font-weight="bold" style:font-size-asian="11pt" style:font-weight-asian="bold" style:font-family-complex="Arial" style:font-family-generic-complex="system" style:font-pitch-complex="variable" style:font-size-complex="11pt"/>
    </style:style>
    <style:style style:name="T13" style:family="text">
      <style:text-properties fo:font-size="11pt" fo:font-style="italic" style:font-size-asian="11pt" style:font-style-asian="italic" style:font-size-complex="11pt"/>
    </style:style>
    <style:style style:name="T14" style:family="text">
      <style:text-properties fo:font-size="11pt" fo:background-color="#ffff00" loext:char-shading-value="0" style:font-size-asian="11pt" style:font-size-complex="11pt"/>
    </style:style>
    <style:style style:name="T15" style:family="text">
      <style:text-properties fo:font-size="11pt" fo:font-style="italic" fo:background-color="#ffff00" loext:char-shading-value="0" style:font-size-asian="11pt" style:font-style-asian="italic" style:font-size-complex="11pt"/>
    </style:style>
    <style:style style:name="T16" style:family="text">
      <style:text-properties fo:font-size="11pt" fo:font-style="italic" fo:font-weight="bold" style:font-size-asian="11pt" style:font-style-asian="italic" style:font-weight-asian="bold" style:font-size-complex="11pt"/>
    </style:style>
    <style:style style:name="T17" style:family="text">
      <style:text-properties fo:font-size="11pt" fo:font-weight="bold" style:font-size-asian="11pt" style:font-weight-asian="bold" style:font-size-complex="11pt"/>
    </style:style>
    <style:style style:name="T18" style:family="text">
      <style:text-properties style:font-name="Times New Roman1" fo:font-size="12pt" style:font-size-asian="12pt"/>
    </style:style>
    <style:style style:name="T19" style:family="text">
      <style:text-properties fo:font-size="11pt" style:text-underline-style="solid" style:text-underline-width="auto" style:text-underline-color="font-color" style:font-size-asian="11pt"/>
    </style:style>
    <style:style style:name="T20" style:family="text">
      <style:text-properties fo:font-size="11pt" style:text-underline-style="solid" style:text-underline-width="auto" style:text-underline-color="font-color" fo:font-weight="bold" style:font-size-asian="11pt" style:font-weight-asian="bold"/>
    </style:style>
    <style:style style:name="T21" style:family="text">
      <style:text-properties fo:language="en" fo:country="US"/>
    </style:style>
    <style:style style:name="T22" style:family="text">
      <style:text-properties fo:language="en" fo:country="US" fo:background-color="#ffff00" loext:char-shading-value="0"/>
    </style:style>
    <style:style style:name="T23" style:family="text">
      <style:text-properties fo:font-size="11pt" fo:font-style="italic" fo:font-weight="bold" style:font-size-asian="11pt" style:font-style-asian="italic" style:font-weight-asian="bold"/>
    </style:style>
    <style:style style:name="T24" style:family="text">
      <style:text-properties fo:font-size="11pt" fo:font-style="italic" style:font-size-asian="11pt" style:font-style-asian="italic"/>
    </style:style>
    <style:style style:name="T25" style:family="text">
      <style:text-properties fo:font-size="11pt" fo:font-weight="bold" style:font-size-asian="11pt" style:font-weight-asian="bold" style:font-weight-complex="bold"/>
    </style:style>
    <style:style style:name="T26" style:family="text">
      <style:text-properties fo:font-size="11pt" fo:font-style="italic" fo:background-color="#ffff00" loext:char-shading-value="0" style:font-size-asian="11pt" style:font-style-asian="italic"/>
    </style:style>
    <style:style style:name="T27" style:family="text">
      <style:text-properties fo:background-color="#ffff00" loext:char-shading-value="0"/>
    </style:style>
    <style:style style:name="T28" style:family="text">
      <style:text-properties fo:font-size="11pt" fo:font-style="italic" fo:font-weight="bold" style:font-size-asian="11pt" style:font-style-asian="italic" style:font-weight-asian="bold" style:font-weight-complex="bold"/>
    </style:style>
    <style:style style:name="T29" style:family="text">
      <style:text-properties style:font-name="Courier New" fo:font-size="11pt" fo:font-weight="bold" style:font-size-asian="11pt" style:font-weight-asian="bold" style:font-name-complex="Courier New1"/>
    </style:style>
    <style:style style:name="T30" style:family="text">
      <style:text-properties style:font-name="Courier New" fo:font-size="11pt" style:font-size-asian="11pt" style:font-name-complex="Courier New1"/>
    </style:style>
    <style:style style:name="T31" style:family="text">
      <style:text-properties style:font-name="Courier New" fo:font-size="11pt" fo:font-style="italic" style:font-size-asian="11pt" style:font-style-asian="italic" style:font-name-complex="Courier New1"/>
    </style:style>
    <style:style style:name="T32" style:family="text">
      <style:text-properties style:font-name="Courier New" fo:font-size="11pt" fo:font-style="italic" fo:font-weight="bold" style:font-size-asian="11pt" style:font-style-asian="italic" style:font-weight-asian="bold" style:font-name-complex="Courier New1"/>
    </style:style>
    <style:style style:name="T33" style:family="text">
      <style:text-properties officeooo:rsid="001a2d45"/>
    </style:style>
    <style:style style:name="T34" style:family="text">
      <style:text-properties style:text-position="super 58%" fo:font-size="11pt" style:font-size-asian="11pt"/>
    </style:style>
    <style:style style:name="T35" style:family="text">
      <style:text-properties fo:font-size="11pt" style:text-underline-style="solid" style:text-underline-width="auto" style:text-underline-color="font-color" fo:font-weight="bold" fo:background-color="#ffff00" loext:char-shading-value="0" style:font-size-asian="11pt" style:font-weight-asian="bold"/>
    </style:style>
    <style:style style:name="T36" style:family="text">
      <style:text-properties fo:color="#ff0000" loext:opacity="100%" fo:font-size="11pt" fo:font-weight="bold" style:font-size-asian="11pt" style:font-weight-asian="bold" style:font-size-complex="11pt"/>
    </style:style>
    <style:style style:name="T37" style:family="text">
      <style:text-properties style:font-name="Courier New" fo:font-size="11pt" style:font-size-asian="11pt" style:font-name-complex="Courier New1" style:font-size-complex="11pt"/>
    </style:style>
    <style:style style:name="T38" style:family="text">
      <style:text-properties fo:font-size="12pt" style:font-size-asian="12pt" style:font-size-complex="12pt"/>
    </style:style>
    <style:style style:name="T39" style:family="text">
      <style:text-properties fo:font-size="11pt" fo:font-weight="bold" fo:background-color="#ffff00" loext:char-shading-value="0" style:font-size-asian="11pt" style:font-weight-asian="bold" style:font-size-complex="11pt"/>
    </style:style>
    <style:style style:name="T40" style:family="text">
      <style:text-properties fo:font-size="11pt" style:text-underline-style="solid" style:text-underline-width="auto" style:text-underline-color="font-color" fo:font-weight="bold" fo:background-color="#ffff00" loext:char-shading-value="0" style:font-size-asian="11pt" style:font-weight-asian="bold" style:font-size-complex="11pt"/>
    </style:style>
    <style:style style:name="T41" style:family="text">
      <style:text-properties fo:color="#ff0000" loext:opacity="100%" fo:font-size="11pt" fo:font-weight="bold" style:font-size-asian="11pt" style:font-weight-asian="bold"/>
    </style:style>
    <style:style style:name="T42" style:family="text">
      <style:text-properties fo:color="#ff0000" loext:opacity="100%" fo:font-size="11pt" style:text-underline-style="solid" style:text-underline-width="auto" style:text-underline-color="font-color" style:font-size-asian="11pt" style:font-size-complex="11pt"/>
    </style:style>
    <style:style style:name="T43" style:family="text">
      <style:text-properties fo:color="#ff0000" loext:opacity="100%" fo:font-size="11pt" style:text-underline-style="solid" style:text-underline-width="auto" style:text-underline-color="font-color" style:font-size-asian="11pt"/>
    </style:style>
    <style:style style:name="T44" style:family="text">
      <style:text-properties fo:font-size="11pt" style:text-underline-style="solid" style:text-underline-width="auto" style:text-underline-color="font-color" style:font-size-asian="11pt" style:font-size-complex="11pt"/>
    </style:style>
    <style:style style:name="T45" style:family="text">
      <style:text-properties fo:language="en" fo:country="US" fo:font-weight="bold" style:font-weight-asian="bold"/>
    </style:style>
    <style:style style:name="T46" style:family="text">
      <style:text-properties fo:language="en" fo:country="US" fo:font-weight="bold" fo:background-color="#ffff00" loext:char-shading-value="0" style:font-weight-asian="bold"/>
    </style:style>
    <style:style style:name="T47" style:family="text">
      <style:text-properties fo:color="#ff0000" loext:opacity="100%" fo:font-size="11pt" style:font-size-asian="11pt"/>
    </style:style>
    <style:style style:name="T48" style:family="text">
      <style:text-properties fo:color="#ff0000" loext:opacity="100%" fo:font-size="11pt" style:text-underline-style="solid" style:text-underline-width="auto" style:text-underline-color="font-color" fo:font-weight="bold" fo:background-color="#ffff00" loext:char-shading-value="0" style:font-size-asian="11pt" style:font-weight-asian="bold"/>
    </style:style>
    <style:style style:name="T49" style:family="text">
      <style:text-properties fo:font-style="italic" style:font-style-asian="italic"/>
    </style:style>
    <style:style style:name="T50" style:family="text">
      <style:text-properties fo:font-size="11pt" style:text-underline-style="solid" style:text-underline-width="auto" style:text-underline-color="font-color" fo:background-color="#ffff00" loext:char-shading-value="0" style:font-size-asian="11pt"/>
    </style:style>
    <style:style style:name="T51" style:family="text">
      <style:text-properties fo:font-size="14pt" fo:font-weight="bold" style:font-size-asian="14pt" style:font-weight-asian="bold" style:font-size-complex="14pt"/>
    </style:style>
    <style:style style:name="T52" style:family="text">
      <style:text-properties fo:font-size="16pt" fo:font-style="italic" fo:font-weight="bold" style:font-size-asian="16pt" style:font-style-asian="italic" style:font-weight-asian="bold"/>
    </style:style>
    <style:style style:name="T53" style:family="text">
      <style:text-properties fo:text-transform="uppercase" fo:font-size="11pt" style:font-size-asian="11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
      <text:h text:style-name="P2" text:outline-level="1" loext:marker-style-name="T1"><text:span text:style-name="T1">ICT283 Lab 5 </text:span><text:span text:style-name="T2">(not assessed in this lab but </text:span><text:span text:style-name="T3">must be completed</text:span><text:span text:style-name="T2"> and submitted)</text:span></text:h>
      <text:h text:style-name="P1" text:outline-level="1" loext:marker-style-name="T1"/>
      <text:p text:style-name="Standard"/>
      <text:p text:style-name="Standard" loext:marker-style-name="T4"><text:span text:style-name="T4">Objectives:</text:span><text:span text:style-name="T4"/></text:p>
      <text:list text:style-name="WWNum1">
        <text:list-item>
          <text:p text:style-name="P3" loext:marker-style-name="T5"><text:span text:style-name="T6">Preparation for assignment 1</text:span><text:span text:style-name="T5"> – Exercises/q</text:span><text:span text:style-name="T6">uestions 1 </text:span><text:span text:style-name="T7">and</text:span><text:span text:style-name="T6"> 5 must be completed</text:span><text:span text:style-name="T5"> before attempting the assignment. </text:span><text:span text:style-name="T8">These two questions are part of Assignment 1</text:span><text:span text:style-name="T5">. Assessment of these questions is in the assignment. </text:span><text:span text:style-name="T9">Question 5 needs to be submitted</text:span><text:span text:style-name="T6"> to access the full assignment specification</text:span><text:span text:style-name="T5"> when the assignment becomes available.</text:span></text:p>
        </text:list-item>
        <text:list-item>
          <text:p text:style-name="P3" loext:marker-style-name="T10"><text:span text:style-name="T10">Question 5 has to be demonstrated to your tutor in order to receive marks for the program used in Assignment 1.</text:span><text:span text:style-name="T10"/></text:p>
        </text:list-item>
      </text:list>
      <text:p text:style-name="P4" loext:marker-style-name="T5"/>
      <text:list text:continue-numbering="true" text:style-name="WWNum1">
        <text:list-item>
          <text:p text:style-name="P3" loext:marker-style-name="T5"><text:span text:style-name="T5">To learn </text:span><text:span text:style-name="T5"/></text:p>
        </text:list-item>
        <text:list-item>
          <text:p text:style-name="P5" loext:marker-style-name="T5"><text:span text:style-name="T5">OO Design and appreciate the value of doing this design properly.</text:span><text:span text:style-name="T5"/></text:p>
        </text:list-item>
        <text:list-item>
          <text:p text:style-name="P5" loext:marker-style-name="T5"><text:span text:style-name="T5">practical implications of cohesion and coupling</text:span><text:span text:style-name="T5"/></text:p>
        </text:list-item>
        <text:list-item>
          <text:p text:style-name="P5" loext:marker-style-name="T5"><text:span text:style-name="T5">Design and implement an abstract linear Data Structure</text:span><text:span text:style-name="T5"/></text:p>
        </text:list-item>
        <text:list-item>
          <text:p text:style-name="P5" loext:marker-style-name="T5"><text:span text:style-name="T5">to do refactoring and code maintenance</text:span><text:span text:style-name="T5"/></text:p>
        </text:list-item>
        <text:list-item>
          <text:p text:style-name="P5" loext:marker-style-name="T5"><text:span text:style-name="T5">to do testing </text:span><text:span text:style-name="T5"/></text:p>
        </text:list-item>
        <text:list-item>
          <text:p text:style-name="P5" loext:marker-style-name="T5"><text:span text:style-name="T5">to pay attention to detail for requirements determination.</text:span><text:span text:style-name="T5"/></text:p>
        </text:list-item>
      </text:list>
      <text:p text:style-name="P6" loext:marker-style-name="T5"/>
      <text:p text:style-name="Standard" loext:marker-style-name="T11"><text:span text:style-name="T11">Prerequisite:</text:span><text:span text:style-name="T11"/></text:p>
      <text:p text:style-name="P7" loext:marker-style-name="T10"><text:span text:style-name="T10">Lab 4 must be completed</text:span><text:span text:style-name="T10"/></text:p>
      <text:p text:style-name="P8" loext:marker-style-name="T10"/>
      <text:p text:style-name="Standard" loext:marker-style-name="T10"><text:span text:style-name="T10">It is very important not to fall behind with these exercises. </text:span><text:span text:style-name="T10"/></text:p>
      <text:p text:style-name="P8" loext:marker-style-name="T10"/>
      <text:p text:style-name="Standard" loext:marker-style-name="T12"><text:span text:style-name="T12">You should note that even though an exercise is not assessed, not attempting the exercise would make it very difficult for you to understand subsequent material.</text:span><text:span text:style-name="T12"/></text:p>
      <text:p text:style-name="P8" loext:marker-style-name="T10"/>
      <text:p text:style-name="Standard" loext:marker-style-name="T10"><text:span text:style-name="T10">If you want to work on you own computer, install graphviz first, then install doxygen.</text:span><text:span text:style-name="T10"/></text:p>
      <text:p text:style-name="P8" loext:marker-style-name="T10"/>
      <text:p text:style-name="Standard" loext:marker-style-name="T10"><text:span text:style-name="T10">Reading list is for Topic 5. Some of the chapters are repeat readings from previous topics. See “</text:span><text:span text:style-name="T13">Reading List for ICT283</text:span><text:span text:style-name="T10">”. </text:span><text:span text:style-name="T14">The textbook chapter on “</text:span><text:span text:style-name="T15">Overloading and Templates</text:span><text:span text:style-name="T14">” is particularly important</text:span><text:span text:style-name="T10"> – needed for this lab and the assignments.</text:span></text:p>
      <text:p text:style-name="P8" loext:marker-style-name="T10"/>
      <text:p text:style-name="Standard" loext:marker-style-name="T10"><text:span text:style-name="T10">Once you have an idea of how templates work, and before proceeding to the exercises below, examine the code provided in “</text:span><text:span text:style-name="T13">Practical/nesting and templates code example/code</text:span><text:span text:style-name="T10">”. It has a very basic template class called </text:span><text:span text:style-name="T16">A</text:span><text:span text:style-name="T10"> in the file </text:span><text:span text:style-name="T13">A.h</text:span><text:span text:style-name="T10"> that can wrap any type. This class is then used to wrap multiple nested realisations of itself in the file </text:span><text:span text:style-name="T13">templats.cpp</text:span><text:span text:style-name="T10">. There is a </text:span><text:span text:style-name="T17">non-friend, non-member output </text:span><text:span text:style-name="T16">operator&lt;&lt;</text:span><text:span text:style-name="T10"> that does the output. In lab 4 you would have created a number of </text:span><text:span text:style-name="T17">non-friend, non-member output </text:span><text:span text:style-name="T16">operator&lt;&lt;. </text:span><text:span text:style-name="T10"><text:s/>Do not just run the program to see the results as what is happening may not be obvious given that one coded templated operator is being used to output multiple realised types. This more abstract version of the operator extends your understanding of operators from Lab 4.</text:span></text:p>
      <text:p text:style-name="Standard"/>
      <text:h text:style-name="Heading_20_2" text:outline-level="2" loext:marker-style-name="T18"><text:span text:style-name="T18">Exercise</text:span><text:span text:style-name="T18"/></text:h>
      <text:p text:style-name="P9" loext:marker-style-name="T5"/>
      <text:p text:style-name="Standard" loext:marker-style-name="T5"><text:span text:style-name="T5">Do </text:span><text:span text:style-name="T8">not</text:span><text:span text:style-name="T5"> start coding until you have worked out exactly what is required. Do this on paper. Draw a UML diagram illustrating how the classes are connected and being used. </text:span><text:span text:style-name="T19">You need to read all the questions (sub tasks) below first to work out what is needed and then plan the best way to tackle each of the sub tasks listed</text:span><text:span text:style-name="T5">. You may need to read the specifications more than once to understand what is really needed. Make sure you document all code using doxygen style comments. </text:span></text:p>
      <text:p text:style-name="P9" loext:marker-style-name="T5"/>
      <text:p text:style-name="Standard" loext:marker-style-name="T5"><text:span text:style-name="T5">Think about the test data you will use to demonstrate that your program works. You can assume that the input data file contains data in the correct format. This means that you must create the data file correctly.</text:span><text:span text:style-name="T5"/></text:p>
      <text:p text:style-name="P9" loext:marker-style-name="T5"/>
      <text:p text:style-name="Standard" loext:marker-style-name="T5"><text:span text:style-name="T8">Exercise/question 1</text:span><text:span text:style-name="T5"> shown below requires you to follow the specifications as provided. When you finish question 1, you would have an appreciation of how C++ classes work and are ready to do your own design and implementation.</text:span></text:p>
      <text:p text:style-name="P9" loext:marker-style-name="T5"/>
      <text:p text:style-name="Standard" loext:marker-style-name="T5"><text:soft-page-break/><text:span text:style-name="T8">From exercise/question 2 onwards, you have to do your own design</text:span><text:span text:style-name="T5">. So, reflect on all the work you have done so far and re-design and re-implement all the classes that have been created in the previous exercises. </text:span><text:span text:style-name="T7">The aim is to create classes that can be re-used in many contexts without re-coding of the classes. Aim for high cohesion and low coupling in your design</text:span><text:span text:style-name="T6">.</text:span><text:span text:style-name="T5"> </text:span></text:p>
      <text:p text:style-name="P9" loext:marker-style-name="T5"/>
      <text:p text:style-name="Standard" loext:marker-style-name="T5"><text:span text:style-name="T7">Just getting code to work is not going to be sufficient to pass. Design is very important.</text:span><text:span text:style-name="T7"/></text:p>
      <text:p text:style-name="P10" loext:marker-style-name="T5"/>
      <text:p text:style-name="P10" loext:marker-style-name="T5"/>
      <text:list text:style-name="WWNum5">
        <text:list-item>
          <text:p text:style-name="P11" loext:marker-style-name="T5"><text:span text:style-name="T5">In the previous lab exercises, the Registration class had a raw array of results. This array itself was not encapsulated inside a class to provide controlled access to the array. </text:span><text:span text:style-name="T5"/></text:p>
        </text:list-item>
      </text:list>
      <text:p text:style-name="P12" loext:marker-style-name="T5"/>
      <text:p text:style-name="P13" loext:marker-style-name="T5"><text:span text:style-name="T5">For this and later exercises, a data structure needs to be created that encapsulates a raw array. For our purposes, we will call this data structure a </text:span><text:span text:style-name="T8">Vector</text:span><text:span text:style-name="T5">. <text:s/></text:span><text:span text:style-name="T8">Vector</text:span><text:span text:style-name="T5"> is a templated data structure that encapsulates a raw </text:span><text:span text:style-name="T8">dynamic </text:span><text:span text:style-name="T20">array</text:span><text:span text:style-name="T5"> (uses “new” to create memory on the heap</text:span><text:span text:style-name="T5"><text:note text:id="ftn1" text:note-class="footnote"><text:note-citation>1</text:note-citation><text:note-body><text:p text:style-name="Footnote" loext:marker-style-name="T21"><text:s/><text:span text:style-name="T22">As memory is created on the heap, a number of methods become mandatory. One of these methods is the destructor. See Lect-13.ppt</text:span></text:p></text:note-body></text:note></text:span><text:span text:style-name="T5">). <text:s/>The </text:span><text:span text:style-name="T23">template Vector</text:span><text:span text:style-name="T5"> class that you have to write is an example of a linear data structure.</text:span></text:p>
      <text:p text:style-name="P12" loext:marker-style-name="T5"/>
      <text:p text:style-name="P13" loext:marker-style-name="T5"><text:span text:style-name="T8">As Vector is templated, it can store anything, including itself</text:span><text:span text:style-name="T5">. </text:span></text:p>
      <text:p text:style-name="P12" loext:marker-style-name="T5"/>
      <text:p text:style-name="P13" loext:marker-style-name="T5"><text:span text:style-name="T5">The closest analogy would be the </text:span><text:a xlink:type="simple" xlink:href="https://www.w3schools.com/java/java_arraylist.asp" text:style-name="Internet_20_link" text:visited-style-name="Visited_20_Internet_20_Link"><text:span text:style-name="Internet_20_link"><text:span text:style-name="T5">Java </text:span></text:span><text:span text:style-name="Internet_20_link"><text:span text:style-name="T24">ArrayList</text:span></text:span></text:a><text:span text:style-name="T5"> which is also templated. You would have used </text:span><text:span text:style-name="T24">ArrayList</text:span><text:span text:style-name="T5"> in the prerequisite unit, but in this unit, you are building something similar. </text:span><text:span text:style-name="T25">Vector</text:span><text:span text:style-name="T5"> is an array, so [ ] part of the methods of </text:span><text:span text:style-name="T25">Vector</text:span><text:span text:style-name="T5">. The raw array is a private member of the </text:span><text:span text:style-name="T23">template</text:span><text:span text:style-name="T8"> class </text:span><text:span text:style-name="T23">Vector</text:span><text:span text:style-name="T5">. </text:span><text:span text:style-name="T6">You write the </text:span><text:span text:style-name="T26">Vector</text:span><text:span text:style-name="T6"> class</text:span><text:span text:style-name="T5"> and provide controlled access to the dynamic raw array via the </text:span><text:span text:style-name="T24">Vector’s</text:span><text:span text:style-name="T5"> public methods. </text:span><text:span text:style-name="T6">Your Vector class is </text:span><text:span text:style-name="T7">not</text:span><text:span text:style-name="T6"> the same as the STL std::vector</text:span><text:span text:style-name="T5">, </text:span><text:span text:style-name="T6">so please do </text:span><text:span text:style-name="T7">not</text:span><text:span text:style-name="T6"> attempt to duplicate the STL vector</text:span><text:span text:style-name="T5">. <text:s/>You will get a bloated result and your work will be penalised. The Vector class needs to be </text:span><text:span text:style-name="T8">minimal but complete</text:span><text:span text:style-name="T5">. </text:span></text:p>
      <text:p text:style-name="P12" loext:marker-style-name="T5"/>
      <text:p text:style-name="P13" loext:marker-style-name="T5"><text:span text:style-name="T5">Do not attempt to the mimic the STL vector (std::vector). </text:span><text:span text:style-name="T5"/></text:p>
      <text:p text:style-name="P12" loext:marker-style-name="T5"/>
      <text:p text:style-name="P13" loext:marker-style-name="T5"><text:span text:style-name="T5">Methods and/or operators should not have duplicated functionality. <text:s/></text:span><text:span text:style-name="T8">Never duplicate functionality</text:span><text:span text:style-name="T5">. Also see the </text:span><text:span text:style-name="T8">DRY</text:span><text:span text:style-name="T5"> principle </text:span><text:a xlink:type="simple" xlink:href="https://mattilehtinen.com/articles/4-most-important-software-development-principles-dry-yagni-kiss-and-sine/" text:style-name="Internet_20_link" text:visited-style-name="Visited_20_Internet_20_Link"><text:span text:style-name="Internet_20_link"><text:span text:style-name="T5">https://mattilehtinen.com/articles/4-most-important-software-development-principles-dry-yagni-kiss-and-sine/</text:span></text:span></text:a><text:span text:style-name="T5"><text:note text:id="ftn2" text:note-class="footnote"><text:note-citation>2</text:note-citation><text:note-body><text:p text:style-name="Footnote"><text:s/>There are others at this link.</text:p></text:note-body></text:note></text:span></text:p>
      <text:p text:style-name="P12" loext:marker-style-name="T5"/>
      <text:p text:style-name="P13" loext:marker-style-name="T5"><text:span text:style-name="T8">See </text:span><text:span text:style-name="T23">Rule 33 Prefer minimal classes to monolithic classes</text:span><text:span text:style-name="T5"> in the unit's reference book: </text:span><text:span text:style-name="T24">C++ Coding Standards: 101 Rules, Guidelines, and Best Practices</text:span><text:span text:style-name="T5"> by Sutter and Alexandrescu. ebook is in the library if the following link does not work. See My Unit Readings in LMS. </text:span></text:p>
      <text:p text:style-name="P12" loext:marker-style-name="T5"/>
      <text:p text:style-name="P13" loext:marker-style-name="T5"><text:span text:style-name="T5">Do </text:span><text:span text:style-name="T7">not</text:span><text:span text:style-name="T5"> use the STL std::vector class as a service data structure to your Vector (i.e. you must </text:span><text:span text:style-name="T8">not</text:span><text:span text:style-name="T5"> have </text:span><text:span text:style-name="T24">#include &lt;vector&gt; in any part of your code for this lab or assignment 1 as no marks will be allocated if you do</text:span><text:span text:style-name="T5">). <text:s/>In later work in the unit std::vector may be used but must be wrapped in your own data structure and you need to defend your data structure.</text:span></text:p>
      <text:p text:style-name="P12" loext:marker-style-name="T5"/>
      <text:p text:style-name="P13" loext:marker-style-name="T5"><text:span text:style-name="T5">The entire (interface/declaration and implementation) template Vector class is written in a file called </text:span><text:span text:style-name="T24">Vector.h </text:span><text:span text:style-name="T5">because it is a template class. The textbook explains schemes for having </text:span><text:span text:style-name="T24">.cpp</text:span><text:span text:style-name="T5"> files for template classes. There is </text:span><text:span text:style-name="T8">no</text:span><text:span text:style-name="T5"> </text:span><text:span text:style-name="T24">Vector.cp</text:span><text:span text:style-name="T5">p for the template Vector class in this lab (and assignment). There is no need to complicate the issue by having a .cpp file for template classes.</text:span></text:p>
      <text:p text:style-name="P12" loext:marker-style-name="T5"/>
      <text:p text:style-name="P13" loext:marker-style-name="T5"><text:span text:style-name="T6">It is absolutely essential that you separate </text:span><text:span text:style-name="T6"><text:note text:id="ftn3" text:note-class="footnote"><text:note-citation>3</text:note-citation><text:note-body><text:p text:style-name="Footnote"><text:s/>See topic 1. <text:span text:style-name="T27">Separation of declaration/interface from implementation is mandatory</text:span></text:p></text:note-body></text:note></text:span><text:span text:style-name="T6">the interface of Vector and its implementation even though only one file </text:span><text:span text:style-name="T26">Vector.h</text:span><text:span text:style-name="T6"> exists. </text:span><text:span text:style-name="T7">Not making this separation will result in a mark of 0 in the assignment and exam.</text:span></text:p>
      <text:p text:style-name="P12" loext:marker-style-name="T5"/>
      <text:p text:style-name="P14" loext:marker-style-name="T28"/>
      <text:p text:style-name="P15" loext:marker-style-name="T5"><text:span text:style-name="T28">Vector.h</text:span><text:span text:style-name="T25"> </text:span><text:span text:style-name="T5">contains the following:</text:span></text:p>
      <text:p text:style-name="P12" loext:marker-style-name="T5"/>
      <text:p text:style-name="P16" loext:marker-style-name="T29"><text:span text:style-name="T29">#ifndef VECTOR_H</text:span><text:span text:style-name="T29"/></text:p>
      <text:p text:style-name="P13" loext:marker-style-name="T29"><text:span text:style-name="T29">#define VECTOR_H</text:span><text:bookmark text:name="_GoBack"/><text:span text:style-name="T29"/></text:p>
      <text:p text:style-name="P17" loext:marker-style-name="T30"/>
      <text:p text:style-name="P13" loext:marker-style-name="T31"><text:span text:style-name="T30">// </text:span><text:span text:style-name="T31">The class interface/declaration must have Doxygen comments – put these in</text:span></text:p>
      <text:p text:style-name="P13" loext:marker-style-name="T30"><text:span text:style-name="T30">//</text:span><text:span text:style-name="T31"> Follow the style in modelfile.h</text:span></text:p>
      <text:p text:style-name="P17" loext:marker-style-name="T30"/>
      <text:p text:style-name="P13" loext:marker-style-name="T29"><text:span text:style-name="T29">template &lt;class T&gt;</text:span><text:span text:style-name="T29"/></text:p>
      <text:p text:style-name="P13" loext:marker-style-name="T29"><text:span text:style-name="T29">class Vector <text:s text:c="2"/>// This is NOT the std::vector.</text:span><text:span text:style-name="T29"/></text:p>
      <text:p text:style-name="P13" loext:marker-style-name="T29"><text:span text:style-name="T29">{</text:span><text:span text:style-name="T29"/></text:p>
      <text:p text:style-name="P13" loext:marker-style-name="T29"><text:span text:style-name="T29"><text:tab/>public:</text:span><text:span text:style-name="T29"/></text:p>
      <text:p text:style-name="P13" loext:marker-style-name="T29"><text:span text:style-name="T29"><text:tab/><text:tab/>Vector(int n); // done for you</text:span><text:span text:style-name="T29"/></text:p>
      <text:p text:style-name="P18" loext:marker-style-name="T30"><text:span text:style-name="T30"><text:tab/></text:span><text:span text:style-name="T30"/></text:p>
      <text:p text:style-name="P18" loext:marker-style-name="T31"><text:span text:style-name="T30">// </text:span><text:span text:style-name="T31">you fill in the rest and include Doxygen comments</text:span></text:p>
      <text:p text:style-name="P18" loext:marker-style-name="T31"><text:span text:style-name="T31">// make sure only method declarations are here, otherwise</text:span><text:span text:style-name="T31"/></text:p>
      <text:p text:style-name="P18" loext:marker-style-name="T31"><text:span text:style-name="T31">// no marks can be given. </text:span><text:span text:style-name="T31"/></text:p>
      <text:p text:style-name="P18" loext:marker-style-name="T31"><text:span text:style-name="T31">// So do not clutter the class declaration and keep the class </text:span><text:span text:style-name="T31"/></text:p>
      <text:p text:style-name="P18" loext:marker-style-name="T31"><text:span text:style-name="T31">// interface clean.</text:span><text:span text:style-name="T31"/></text:p>
      <text:p text:style-name="P18" loext:marker-style-name="T31"><text:span text:style-name="T31">// operator[] is required/mandatory</text:span><text:span text:style-name="T31"/></text:p>
      <text:p text:style-name="P13" loext:marker-style-name="T29"><text:span text:style-name="T30"><text:tab/></text:span><text:span text:style-name="T29">private:</text:span></text:p>
      <text:p text:style-name="P13" loext:marker-style-name="T30"><text:span text:style-name="T30"><text:tab/><text:tab/>// the encapsulated dynamic array</text:span><text:span text:style-name="T30"/></text:p>
      <text:p text:style-name="P13" loext:marker-style-name="T30"><text:span text:style-name="T30"><text:tab/><text:tab/>// fill in ..</text:span><text:span text:style-name="T30"/></text:p>
      <text:p text:style-name="P13" loext:marker-style-name="T29"><text:span text:style-name="T29">}; <text:s/>// end of interface/declaration of the template class</text:span><text:span text:style-name="T29"/></text:p>
      <text:p text:style-name="P19" loext:marker-style-name="T29"/>
      <text:p text:style-name="P19" loext:marker-style-name="T29"/>
      <text:p text:style-name="P20" loext:marker-style-name="T30"><text:span text:style-name="T29">// </text:span><text:span text:style-name="T32">class implementation</text:span><text:span text:style-name="T31"> follows with normal comments</text:span></text:p>
      <text:p text:style-name="P21" loext:marker-style-name="T31"><text:span text:style-name="T30">// </text:span><text:span text:style-name="T31">you fill in the rest</text:span></text:p>
      <text:p text:style-name="P21" loext:marker-style-name="T31"><text:span text:style-name="T31">// for template classes, the implementation is in .h below the interface/declaration shown above.</text:span><text:span text:style-name="T31"/></text:p>
      <text:p text:style-name="P21" loext:marker-style-name="T31"><text:span text:style-name="T31">// Do not put the implementation in a .cpp file. </text:span><text:span text:style-name="T31"/></text:p>
      <text:p text:style-name="P21" loext:marker-style-name="T31"><text:span text:style-name="T31">// The compiler can’t create an object file from an unbound type </text:span><text:span text:style-name="T31"/></text:p>
      <text:p text:style-name="P21" loext:marker-style-name="T31"><text:span text:style-name="T31">// in a template implementation in a .cpp file </text:span><text:span text:style-name="T31"/></text:p>
      <text:p text:style-name="P21" loext:marker-style-name="T30"><text:span text:style-name="T31">// Read the textbook for an explanation.</text:span><text:span text:style-name="T31"/></text:p>
      <text:p text:style-name="P17" loext:marker-style-name="T30"/>
      <text:p text:style-name="P22" loext:marker-style-name="T30"/>
      <text:p text:style-name="P13" loext:marker-style-name="T29"><text:span text:style-name="T29">#endif</text:span><text:span text:style-name="T29"/></text:p>
      <text:p text:style-name="P12" loext:marker-style-name="T5"/>
      <text:p text:style-name="P13" loext:marker-style-name="T5"><text:span text:style-name="T5">How big is the </text:span><text:span text:style-name="T24">Vector</text:span><text:span text:style-name="T5"> going to be? Once you create the internal array on the heap using “new”, the size is fixed. What happens if there is more data to be added? The Vector would need to resize itself (grow) once full. The user of Vector should not be bothered with this detail as the Vector would take care of this behind the scenes. Naturally, you as the designer of Vector would have to write the code to do the resize. The amount to resize is typically 1.5 to 2 times current size.</text:span></text:p>
      <text:p text:style-name="P12" loext:marker-style-name="T5"/>
      <text:p text:style-name="P13" loext:marker-style-name="T5"><text:span text:style-name="T5">The required Vector class is a container class. </text:span><text:span text:style-name="T6">It must not violate the </text:span><text:span text:style-name="T9">Law of Demeter</text:span><text:span text:style-name="T5">. Find out what this law is. Wikipedia has an understandable explanation. <text:s/>Did you keep or violate this law in Lab 4?</text:span></text:p>
      <text:p text:style-name="P12" loext:marker-style-name="T5"/>
      <text:p text:style-name="P13" loext:marker-style-name="T5"><text:span text:style-name="T6">You will need to </text:span><text:span text:style-name="T7">unit test</text:span><text:span text:style-name="T6"> this Vector </text:span><text:span text:style-name="T7">before</text:span><text:span text:style-name="T6"> using it</text:span><text:span text:style-name="T5">. Discuss your ideas with your tutor. </text:span><text:span text:style-name="T6">You will need this </text:span><text:span text:style-name="T26">template</text:span><text:span text:style-name="T6"> </text:span><text:span text:style-name="T26">Vector</text:span><text:span text:style-name="T6"> class for the assignment.</text:span><text:span text:style-name="T5"> </text:span></text:p>
      <text:p text:style-name="P12" loext:marker-style-name="T5"/>
      <text:p text:style-name="P13" loext:marker-style-name="T5"><text:span text:style-name="T6">Your use of this Vector class in question 5 of this lab would need to be demonstrated in person to your tutor to order to be allocated a mark for the data structure in the Assignment.</text:span><text:span text:style-name="T6"/></text:p>
      <text:p text:style-name="P12" loext:marker-style-name="T5"/>
      <text:p text:style-name="P13" loext:marker-style-name="T5"><text:span text:style-name="T5">In the previous labs, you were using an array of Result objects. Assuming you had the following in Registration.h:</text:span><text:span text:style-name="T5"/></text:p>
      <text:p text:style-name="P12" loext:marker-style-name="T5"/>
      <text:p text:style-name="P23" loext:marker-style-name="T30"><text:soft-page-break/><text:span text:style-name="T30">Result results[MaxResults];</text:span><text:span text:style-name="T5">// you may have been using different names for array and max size of array, so amend this example accordingly.</text:span></text:p>
      <text:p text:style-name="P13" loext:marker-style-name="T5"><text:span text:style-name="T5">Change the above to:</text:span><text:span text:style-name="T5"/></text:p>
      <text:p text:style-name="P12" loext:marker-style-name="T5"/>
      <text:p text:style-name="P24" loext:marker-style-name="T5"><text:span text:style-name="T29">Vector</text:span><text:span text:style-name="T30">&lt;Result&gt; results(MaxResults);</text:span><text:span text:style-name="T5"> <text:s text:c="7"/>// use the same name for the Vector object as your actual array name.</text:span></text:p>
      <text:p text:style-name="P25" loext:marker-style-name="T5"/>
      <text:p text:style-name="P26">Since I stored my Vector of Result into my Registration class, I cant initialize it directly using parenthesis-style initialization</text:p>
      <text:p text:style-name="P26"/>
      <text:p text:style-name="P27">We can't do Vector&lt;Result&gt; results(MaxResults); directly in the class declaration because C++ doesn't allow parentheses-style initialization of member variables in the class definition. – <text:span text:style-name="T33">Claude<text:line-break/><text:line-break/>In C++, you can't directly initialize member variables using parentheses-style initialization inside a class definition. – 4.o</text:span></text:p>
      <text:p text:style-name="P27"/>
      <text:p text:style-name="P28">who made this document !?!?!? </text:p>
      <text:p text:style-name="P27"/>
      <text:p text:style-name="P13" loext:marker-style-name="T5"><text:span text:style-name="T5">You will need to #</text:span><text:span text:style-name="T24">include “Vector.h”</text:span><text:span text:style-name="T5"> in </text:span><text:span text:style-name="T24">Registration.h</text:span><text:span text:style-name="T5">. Build your Registration program. Provide the required operator [] methods in Vector if you have not provided them. </text:span></text:p>
      <text:p text:style-name="P12" loext:marker-style-name="T5"/>
      <text:p text:style-name="P13" loext:marker-style-name="T5"><text:span text:style-name="T5">After the above change, was there any need to change any other code? Should there be a need to change </text:span><text:span text:style-name="T5"><text:note text:id="ftn4" text:note-class="footnote"><text:note-citation>4</text:note-citation><text:note-body><text:p text:style-name="Footnote" loext:marker-style-name="T21"><text:s/><text:span text:style-name="T21">[] is for read access and update. Not for inserting new data. You will need an insert. Also see Lab 5 QandA.</text:span></text:p></text:note-body></text:note></text:span><text:span text:style-name="T5">anything else?</text:span></text:p>
      <text:p text:style-name="P10" loext:marker-style-name="T5"/>
      <text:p text:style-name="P13" loext:marker-style-name="T5"><text:span text:style-name="T5">Did you make your </text:span><text:span text:style-name="T24">Vector</text:span><text:span text:style-name="T5"> class dependant on any part of application? Is any part of the registration data a part of the member data of </text:span><text:span text:style-name="T24">Vector</text:span><text:span text:style-name="T5">? If it is, the </text:span><text:span text:style-name="T24">Vector</text:span><text:span text:style-name="T5"> can’t be used correctly for question 5 of this lab and the assignment: your </text:span><text:span text:style-name="T24">Vector</text:span><text:span text:style-name="T5"> is done incorrectly. </text:span></text:p>
      <text:p text:style-name="P12" loext:marker-style-name="T5"/>
      <text:p text:style-name="P13" loext:marker-style-name="T5"><text:span text:style-name="T24">Vector</text:span><text:span text:style-name="T5"> must </text:span><text:span text:style-name="T20">not</text:span><text:span text:style-name="T5"> depend on any part of the application. </text:span><text:span text:style-name="T24">Vector</text:span><text:span text:style-name="T5"> is just an encapsulated array that can store any other data type, including </text:span><text:span text:style-name="T24">Vector</text:span><text:span text:style-name="T5"> itself. To be able to have this flexibility, </text:span><text:span text:style-name="T23">Vector</text:span><text:span text:style-name="T5"> must </text:span><text:span text:style-name="T7">not know</text:span><text:span text:style-name="T5"> about the data type that it is storing.</text:span></text:p>
      <text:p text:style-name="P12" loext:marker-style-name="T5"/>
      <text:p text:style-name="P13" loext:marker-style-name="T5"><text:span text:style-name="T5">Can your Vector class be used in exercise 7 of Lab 4 that you submitted to access this topic? You needed a working Lab 4 exercise 7 code before you proceed. Your declaration in exercise 7 of lab 4 would have been:</text:span><text:span text:style-name="T5"/></text:p>
      <text:p text:style-name="P12" loext:marker-style-name="T5"/>
      <text:p text:style-name="P29" loext:marker-style-name="T24">float *dataArray;</text:p>
      <text:p text:style-name="P29" loext:marker-style-name="T24"/>
      <text:p text:style-name="P30">Isn’t Lab4Ex7 supposed to use a dynamic array?</text:p>
      <text:p text:style-name="P12" loext:marker-style-name="T5"/>
      <text:p text:style-name="P13" loext:marker-style-name="T5"><text:span text:style-name="T5">In exercise 7 of lab 4, replace the line above with the following:</text:span><text:span text:style-name="T5"/></text:p>
      <text:p text:style-name="P12" loext:marker-style-name="T5"/>
      <text:p text:style-name="P13" loext:marker-style-name="T5"><text:span text:style-name="T24">Vector&lt;float&gt; dataArray(N);</text:span><text:span text:style-name="T5"> <text:s/></text:span></text:p>
      <text:p text:style-name="P12" loext:marker-style-name="T5"/>
      <text:p text:style-name="P31">Why should we set the size to a dynamic array?</text:p>
      <text:p text:style-name="P12" loext:marker-style-name="T5"/>
      <text:p text:style-name="P13" loext:marker-style-name="T5"><text:span text:style-name="T5">You will need to </text:span><text:span text:style-name="T24">#include “Vector.h”</text:span><text:span text:style-name="T5"> at the top of the file for exercise 7 to be able to use the Vector class. </text:span><text:span text:style-name="T8">N</text:span><text:span text:style-name="T5"> is the value you used when you used </text:span><text:span text:style-name="T24">new</text:span><text:span text:style-name="T5"> to create the dynamic array in the original exercise 7.</text:span></text:p>
      <text:p text:style-name="P32" loext:marker-style-name="T5">1ew</text:p>
      <text:p text:style-name="P13" loext:marker-style-name="T5"><text:span text:style-name="T6">Do not change anything </text:span><text:span text:style-name="T6"><text:note text:id="ftn5" text:note-class="footnote"><text:note-citation>5</text:note-citation><text:note-body><text:p text:style-name="Footnote" loext:marker-style-name="T21"><text:s/><text:span text:style-name="T21">[] is for read access and update. Not for inserting new data. You will need an insert. Also see Lab 5 QandA.</text:span></text:p></text:note-body></text:note></text:span><text:span text:style-name="T6">else in exercise 7 of lab 4</text:span><text:span text:style-name="T5">. Build and run the program. Did the program build and run correctly? Were changes needed? If so</text:span><text:span text:style-name="T34">4</text:span><text:span text:style-name="T5">, redesign the Vector. Check the Vector again with Vector of Result in the Registration lab exercise. </text:span></text:p>
      <text:p text:style-name="P12" loext:marker-style-name="T5"/>
      <text:p text:style-name="P12" loext:marker-style-name="T5"/>
      <text:p text:style-name="P10" loext:marker-style-name="T5"><text:soft-page-break/></text:p>
      <text:list text:continue-numbering="true" text:style-name="WWNum5">
        <text:list-item>
          <text:p text:style-name="P11" loext:marker-style-name="T5"><text:span text:style-name="T5">Consider a change in requirements in the Registration lab work from previous weeks: each unit has a unit coordinator and the unit coordinator’s details include: coordinator’s name, room number, telephone number and email.<text:line-break/><text:line-break/>Reflect on the re-design you would need to do to cater for new requirements for the Registration codebase. How would you “future-proof”</text:span><text:span text:style-name="T5"><text:note text:id="ftn6" text:note-class="footnote"><text:note-citation>6</text:note-citation><text:note-body><text:p text:style-name="Footnote"><text:s/>It may not be possible to get a perfect design which will cater for all future requirements. What you may want to hope for is minimal change to existing code to cater for new/changing requirements.</text:p></text:note-body></text:note></text:span><text:span text:style-name="T5"> your design so that any new code that you write will introduce additional functionality to cater for new requirements and not keep on modifying existing code? (Open-Closed principle</text:span><text:span text:style-name="T5"><text:note text:id="ftn7" text:note-class="footnote"><text:note-citation>7</text:note-citation><text:note-body><text:p text:style-name="Footnote"><text:s/>It is the O in SOLID</text:p></text:note-body></text:note></text:span><text:span text:style-name="T5">) Note that in the past, you were given an example of what output the program should do. What if the output format was changed? Would you have to go back and change existing classes? </text:span><text:span text:style-name="T6">Note that formatting concerns are part of the “View” in the Model-View-Controller pattern (MVC) discussed in the past. The data classes are part of the Model. Do not make the Model dependent on the View.</text:span></text:p>
        </text:list-item>
      </text:list>
      <text:p text:style-name="P12" loext:marker-style-name="T5"/>
      <text:p text:style-name="P13" loext:marker-style-name="T5"><text:span text:style-name="T5">Ideally, to change the output format should only require a changed “main program” (client code) and </text:span><text:span text:style-name="T35">not</text:span><text:span text:style-name="T5"> a change to the data classes. What about a change in the input format? For example, how would you cater for the input format shown at the end of the document? </text:span><text:span text:style-name="T6">You will be using the first version of the input format for the rest of ict283.</text:span></text:p>
      <text:p text:style-name="P10" loext:marker-style-name="T5"/>
      <text:p text:style-name="P13" loext:marker-style-name="T5"><text:span text:style-name="T5">You have a free hand in re-designing all the classes in the Registration codebase to attempt to future-proof them. Later, you will be </text:span><text:span text:style-name="T19">learning from your successes and mistakes</text:span><text:span text:style-name="T5"> when you discover the amount of re-designing and coding that you must do to cater for expanded/changing requirements, if you do not design well and implement that chosen design carefully. </text:span></text:p>
      <text:p text:style-name="P12" loext:marker-style-name="T5"/>
      <text:p text:style-name="P13" loext:marker-style-name="T5"><text:span text:style-name="T6">It is a common mistake to spend little or no time in design and spend a lot of time trying to make the code “work”. For example, assignment 2 makes use of earlier work. If the earlier work is not designed (and implemented) right, assignment 2 will require more work (and time) to complete when you have very limited time available.</text:span><text:span text:style-name="T5"> Not thinking about design issues can result in having to complete all of assignment 2 in a two week time frame. This will be stressful.</text:span></text:p>
      <text:p text:style-name="P12" loext:marker-style-name="T5"/>
      <text:p text:style-name="P13" loext:marker-style-name="T5"><text:span text:style-name="T5">You should use UML for the design. Use the tool StarUML.</text:span><text:span text:style-name="T5"/></text:p>
      <text:p text:style-name="P12" loext:marker-style-name="T5"/>
      <text:p text:style-name="P13" loext:marker-style-name="T5"><text:span text:style-name="T6">For this particular exercise/question</text:span><text:span text:style-name="T5">, would you have to change the </text:span><text:span text:style-name="T24">Vector</text:span><text:span text:style-name="T5"> class from question 1 so that it will work in your new design in this question 2? If you did, then you had designed your </text:span><text:span text:style-name="T24">Vector</text:span><text:span text:style-name="T5"> class badly in question 1.</text:span></text:p>
      <text:p text:style-name="P12" loext:marker-style-name="T5"/>
      <text:list text:continue-numbering="true" text:style-name="WWNum5">
        <text:list-item>
          <text:p text:style-name="P11" loext:marker-style-name="T5"><text:span text:style-name="T5">Implement your new design for the Registration codebase. The new design has additional information related to Unit as shown in question 2. Demonstrate how flexible your design is so that different output formats can be catered for by writing different main programs. Note that just getting different output formats this way is not sufficient to indicate good design – but it is a start.</text:span><text:span text:style-name="T5"/></text:p>
        </text:list-item>
      </text:list>
      <text:p text:style-name="P10" loext:marker-style-name="T5"/>
      <text:p text:style-name="P13" loext:marker-style-name="T5"><text:span text:style-name="T5">See sample input formats are at the end of this list of questions. Use the first version of the input format (CSV) for this question.</text:span><text:span text:style-name="T5"/></text:p>
      <text:p text:style-name="P10" loext:marker-style-name="T5"/>
      <text:list text:continue-numbering="true" text:style-name="WWNum5">
        <text:list-item>
          <text:p text:style-name="P11" loext:marker-style-name="T5"><text:span text:style-name="T5">Run doxygen on your codebase and examine the output to see that your initial UML design matches the design as shown in doxygen. </text:span><text:span text:style-name="T5"/></text:p>
        </text:list-item>
      </text:list>
      <text:p text:style-name="P33" loext:marker-style-name="T5"/>
      <text:p text:style-name="P12" loext:marker-style-name="T5"/>
      <text:list text:continue-numbering="true" text:style-name="WWNum5">
        <text:list-item>
          <text:p text:style-name="P11" loext:marker-style-name="T17"><text:span text:style-name="T6">This exercise is part of assignment 1. You need to complete this exercise first before attempting the rest of assignment 1 when it is available.</text:span><text:span text:style-name="T5"> </text:span><text:span text:style-name="T6">Access to assignment 1 will require the submission of this exercise in LMS.</text:span><text:span text:style-name="T5"><text:line-break/><text:line-break/></text:span><text:span text:style-name="T16">You will need to demonstrate this exercise in person to your tutor so that the data structures mark in assignment 1 will get recorded when assignment 1 is marked. Make sure your tutor notes your demonstration of this exercise. Ideally you demonstrate this exercise before the assignment 1 due date. If </text:span><text:soft-page-break/><text:span text:style-name="T16">you do not do this demonstration before the due date of assignment 1, then you will need to demonstrate the entire assignment 1 in person to your tutor during the next scheduled class time.</text:span></text:p>
        </text:list-item>
      </text:list>
      <text:p text:style-name="P34" loext:marker-style-name="T10"/>
      <text:p text:style-name="P13" loext:marker-style-name="T10"><text:span text:style-name="T5">Use the text editor </text:span><text:span text:style-name="T8">Notepad++</text:span><text:span text:style-name="T5"> (</text:span><text:a xlink:type="simple" xlink:href="https://notepad-plus-plus.org/" text:style-name="Internet_20_link" text:visited-style-name="Visited_20_Internet_20_Link"><text:span text:style-name="Internet_20_link"><text:span text:style-name="T5">https://notepad-plus-plus.org/</text:span></text:span></text:a><text:span text:style-name="T5">) to examine the data file data/</text:span><text:span text:style-name="T24">MetData-31-3.csv</text:span><text:span text:style-name="T5">. This data was obtained from </text:span><text:a xlink:type="simple" xlink:href="http://wwwmet.murdoch.edu.au/" text:style-name="Internet_20_link" text:visited-style-name="Visited_20_Internet_20_Link"><text:span text:style-name="Internet_20_link"><text:span text:style-name="T5">http://wwwmet.murdoch.edu.au/</text:span></text:span></text:a><text:span text:style-name="T5">. This online weather station was originally created by one of our final year Murdoch Computer Science project teams. You can view the site if the current administration has it online.<text:line-break/><text:line-break/>Open the same file (</text:span><text:span text:style-name="T24">data/MetData-31-3.csv</text:span><text:span text:style-name="T5">) using a spreadsheet like </text:span><text:span text:style-name="T8">Microsoft Excel</text:span><text:span text:style-name="T5">. Compare the views shown in </text:span><text:span text:style-name="T8">Excel</text:span><text:span text:style-name="T5"> and </text:span><text:span text:style-name="T8">notepad++</text:span><text:span text:style-name="T5">. This is the type of data that will be used for assignment 1. The </text:span><text:span text:style-name="T8">notepad++</text:span><text:span text:style-name="T5"> version is what your program will see. To see what your program will see: in notepad++, select the View Menu/Show Symbol/Show All Characters.</text:span></text:p>
      <text:p text:style-name="P34" loext:marker-style-name="T10"/>
      <text:p text:style-name="P13" loext:marker-style-name="T10"><text:span text:style-name="T10">The first row shows the sensor codes. See the file </text:span><text:span text:style-name="T13">SensorCodes.rtf</text:span><text:span text:style-name="T10"> for their meaning. </text:span><text:span text:style-name="T5"><text:line-break/><text:line-break/>The first field contains both the date and time. You will need to split the date and time values. The date can be stored in the </text:span><text:span text:style-name="T24">Date</text:span><text:span text:style-name="T5"> class from a previous exercise. You need to create, </text:span><text:span text:style-name="T8">and</text:span><text:span text:style-name="T5"> unit test a </text:span><text:span text:style-name="T23">Time</text:span><text:span text:style-name="T5"> class to store time values.<text:line-break/><text:line-break/></text:span><text:span text:style-name="T10">For this question, we are interested only in the first field marked “</text:span><text:span text:style-name="T36">WAST</text:span><text:span text:style-name="T10">” and the field marked “</text:span><text:span text:style-name="T36">S</text:span><text:span text:style-name="T10">”. The data in the </text:span><text:span text:style-name="T17">S</text:span><text:span text:style-name="T10"> field is the wind speed. You should assume that the speed recorded in the data file is in </text:span><text:span text:style-name="T17">m/s</text:span><text:span text:style-name="T10">. You can download your own data files to check the units. The units are shown in the raw data files you download. </text:span></text:p>
      <text:p text:style-name="P34" loext:marker-style-name="T10"/>
      <text:p text:style-name="P34" loext:marker-style-name="T10"/>
      <text:p text:style-name="P13" loext:marker-style-name="T10"><text:span text:style-name="T10">For lab 5 you will use the following data structure:</text:span><text:span text:style-name="T10"/></text:p>
      <text:p text:style-name="P35" loext:marker-style-name="T37"/>
      <text:p text:style-name="P36" loext:marker-style-name="T37"><text:span text:style-name="T37">f</text:span></text:p>
      <text:p text:style-name="P22" loext:marker-style-name="T30"/>
      <text:p text:style-name="P13" loext:marker-style-name="T30"><text:span text:style-name="T30">typedef Vector&lt;WindRecType&gt; WindlogType; </text:span><text:span text:style-name="T30"/></text:p>
      <text:p text:style-name="P37" loext:marker-style-name="T30"><text:span text:style-name="T30">// WindlogType is a </text:span><text:span text:style-name="T29">realised</text:span><text:span text:style-name="T30"> Vector type. </text:span></text:p>
      <text:p text:style-name="P17" loext:marker-style-name="T30"/>
      <text:p text:style-name="P13" loext:marker-style-name="T30"><text:span text:style-name="T5">// </text:span><text:span text:style-name="T30">What would the UML diagram look like? See lecture notes from previous topics.</text:span></text:p>
      <text:p text:style-name="P17" loext:marker-style-name="T30"/>
      <text:p text:style-name="P13" loext:marker-style-name="T30"><text:span text:style-name="T30">WindlogType wind_data; <text:s/>// No marks if wind_data is declared as a global.</text:span><text:span text:style-name="T30"/></text:p>
      <text:p text:style-name="P17" loext:marker-style-name="T30"/>
      <text:p text:style-name="P13" loext:marker-style-name="T24"><text:span text:style-name="T24">The Date class was created, and unit tested in lab 4. The Time and Vector classes were created, and unit tested as part of this lab 5 (this lab). Note that as you are creating classes, the classes get reused later in other contexts, so make sure you design for reuse. Remember to keep the classes simple. The more you add to classes beyond the bare minimum, their reusability goes down. Apply the principles of low coupling and high cohesion.</text:span> <text:span text:style-name="T23">See Rule 33 Prefer minimal classes to monolithic classes</text:span><text:span text:style-name="T24"> in the unit's reference book: C++ Coding Standards: 101 Rules, Guidelines, and Best Practices by Alexandrescu et al. Ebook is in the library if the following link does not work. </text:span><text:a xlink:type="simple" xlink:href="http://lib.myilibrary.com.libproxy.murdoch.edu.au/Open.aspx?id=291948" text:style-name="Internet_20_link" text:visited-style-name="Visited_20_Internet_20_Link"><text:span text:style-name="Internet_20_link"><text:span text:style-name="T24">http://lib.myilibrary.com.libproxy.murdoch.edu.au/Open.aspx?id=291948</text:span></text:span></text:a><text:span text:style-name="T24"> </text:span></text:p>
      <text:p text:style-name="P12" loext:marker-style-name="T5"/>
      <text:p text:style-name="P13"><text:span text:style-name="T10">Write a C++ program to read data from the file </text:span><text:span text:style-name="T13">data/MetData-31-3.csv</text:span><text:span text:style-name="T10"> into </text:span><text:span text:style-name="T30">wind_data</text:span><text:span text:style-name="T10">. </text:span></text:p>
      <text:p text:style-name="P38" loext:marker-style-name="T10"/>
      <text:p text:style-name="P13" loext:marker-style-name="T10"><text:span text:style-name="T10">Once the data is read into </text:span><text:span text:style-name="T30">wind_data</text:span><text:span text:style-name="T10">, your program will use </text:span><text:span text:style-name="T30">wind_data</text:span><text:span text:style-name="T10"> to work out the </text:span><text:span text:style-name="T17">average wind speed in</text:span><text:span text:style-name="T10"> </text:span><text:span text:style-name="T17">km/h and the sample standard deviation (SD). <text:s/></text:span><text:span text:style-name="T10">The numbers are printed to the screen on a new line with appropriate text information to show what the numbers represent.</text:span></text:p>
      <text:p text:style-name="P34" loext:marker-style-name="T10"/>
      <text:p text:style-name="P13" loext:marker-style-name="T10"><text:span text:style-name="T10">The program will go through </text:span><text:span text:style-name="T30">wind_data</text:span><text:span text:style-name="T17"> and when a value of speed is found that “matches” the average speed that was printed out, the date and time stored (in </text:span><text:span text:style-name="T30">wind_data</text:span><text:span text:style-name="T17">) for this speed is printed on a new line</text:span><text:span text:style-name="T10">. </text:span></text:p>
      <text:p text:style-name="P34" loext:marker-style-name="T10"/>
      <text:p text:style-name="P13"><text:span text:style-name="T38">Some things to consider:</text:span> <text:s/></text:p>
      <text:list text:style-name="WWNum11">
        <text:list-item>
          <text:p text:style-name="P39" loext:marker-style-name="T10"><text:span text:style-name="T10">Is it possible that the average speed would not be in </text:span><text:span text:style-name="T30">wind_data</text:span><text:span text:style-name="T10">? </text:span></text:p>
        </text:list-item>
        <text:list-item>
          <text:p text:style-name="P39" loext:marker-style-name="T10"><text:soft-page-break/><text:span text:style-name="T10">What does it mean, when you need to “</text:span><text:span text:style-name="T17">match</text:span><text:span text:style-name="T10">” and the values being matched are floating point values?</text:span></text:p>
        </text:list-item>
        <text:list-item>
          <text:p text:style-name="P39" loext:marker-style-name="T10"><text:span text:style-name="T10">What values could be in the data file if a sensor is offline? What would happen to your program if, say, a value of N/A (or some other notation) value is there for an offline sensor.</text:span><text:span text:style-name="T10"/></text:p>
        </text:list-item>
        <text:list-item>
          <text:p text:style-name="P39" loext:marker-style-name="T10"><text:span text:style-name="T10">Should any offline sensor value take part in the average and SD calculation?</text:span><text:span text:style-name="T10"/></text:p>
        </text:list-item>
      </text:list>
      <text:p text:style-name="P38" loext:marker-style-name="T10"/>
      <text:p text:style-name="P13" loext:marker-style-name="T10"><text:span text:style-name="T10">Once you have the correct results, check your program on the larger data file, </text:span><text:span text:style-name="T13">data/MetData_Mar01-2014-Mar01-2015-ALL.csv</text:span><text:span text:style-name="T10">. This data file is also used for assignment 1.</text:span></text:p>
      <text:p text:style-name="P34" loext:marker-style-name="T10"/>
      <text:p text:style-name="P13" loext:marker-style-name="T10"><text:span text:style-name="T10">Exercise/question 5 and Assignment 1 needs to work with only 1 data file at a time. So, any of the files can be chosen and program must still work.</text:span><text:span text:style-name="T10"/></text:p>
      <text:p text:style-name="P34" loext:marker-style-name="T10"/>
      <text:p text:style-name="P13" loext:marker-style-name="T10"><text:span text:style-name="T14">Although your program has to work with just one file, your program needs to handle data with </text:span><text:span text:style-name="T39">different column arrangements/order</text:span><text:span text:style-name="T14">. There is no change to column/field names, like WAST, S, T, etc. The number of columns/fields also remain the same.</text:span><text:span text:style-name="T10"> </text:span></text:p>
      <text:p text:style-name="P34" loext:marker-style-name="T10"/>
      <text:p text:style-name="P13" loext:marker-style-name="T17"><text:span text:style-name="T10">The example data files in the data folder has different arrangements. Other arrangements are possible, and the </text:span><text:span text:style-name="T39">assignment marker would use their own arrangement of columns/fields to test your program</text:span><text:span text:style-name="T14">.</text:span></text:p>
      <text:p text:style-name="P34" loext:marker-style-name="T10"/>
      <text:p text:style-name="P34" loext:marker-style-name="T10"/>
      <text:p text:style-name="P13" loext:marker-style-name="T17"><text:span text:style-name="T39">Some </text:span><text:span text:style-name="T40">essential</text:span><text:span text:style-name="T39"> things to consider:</text:span></text:p>
      <text:list text:style-name="WWNum8">
        <text:list-item>
          <text:p text:style-name="P40" loext:marker-style-name="T5"><text:span text:style-name="T5">A number of fields that are not of interest would be read and discarded for question 5. Other fields can be used later (Ambient Air Temperature </text:span><text:span text:style-name="T41">T</text:span><text:span text:style-name="T5">, Solar Radiation </text:span><text:span text:style-name="T41">SR</text:span><text:span text:style-name="T5">). </text:span><text:span text:style-name="T6">Future work, including assignments would not have columns that are in the same order</text:span><text:span text:style-name="T5">. The field names (column names) would be similar, but column arrangement can be in a different order. How would you future-proof your read routine?</text:span></text:p>
        </text:list-item>
        <text:list-item>
          <text:p text:style-name="P40" loext:marker-style-name="T42"><text:span text:style-name="T10">How do you know that the data is being read in correctly? Hint: before you attempt to read the data into the data structure, you need to read, split the data, and print it out on screen or a file for debugging. Then manually check the output. Your program doesn’t have to do this for the entire data file - just the first few lines will be sufficient to check. Once this limited manual check is successful, check that you can read the whole file correctly. You do this check by reading </text:span><text:span text:style-name="T24">MetData-31-3.csv </text:span><text:span text:style-name="T5">and printing the date, time, and wind speed into an output file (</text:span><text:span text:style-name="T24">testoutput.csv</text:span><text:span text:style-name="T5">). Commas separate the date, time, and wind speed, with 3 data values per line. <text:line-break/><text:line-break/>Open </text:span><text:span text:style-name="T24">MetData-31-3.csv </text:span><text:span text:style-name="T5">and</text:span><text:span text:style-name="T24"> testoutput.csv </text:span><text:span text:style-name="T5">in a text editor and spreadsheet, and then </text:span><text:span text:style-name="T8">manually</text:span><text:span text:style-name="T5"> check that the values are correct in</text:span><text:span text:style-name="T24"> testoutput.csv. </text:span><text:span text:style-name="T19">Once you can </text:span><text:span text:style-name="T20">visually</text:span><text:span text:style-name="T19"> confirm that the values are correct, you start on this question and use the </text:span><text:span text:style-name="T30">wind_data</text:span><text:span text:style-name="T19"> data structure.</text:span><text:span text:style-name="T43"> <text:line-break/><text:line-break/></text:span><text:span text:style-name="T10">Test your program by printing out all the data from </text:span><text:span text:style-name="T30">wind_data</text:span><text:span text:style-name="T10"> into the output file called </text:span><text:span text:style-name="T13">testoutput.csv</text:span><text:span text:style-name="T10">. <text:s/>The three values in the output file must be separated by commas. Do a visual check to see that the data in </text:span><text:span text:style-name="T13">testoutput.csv</text:span><text:span text:style-name="T10"> is correct. Once you can confirm that the output is correct, do the average speed calculation and output date/time on screen. </text:span><text:span text:style-name="T44">Make sure that you check that the screen output is correct by viewing the input data file in a spreadsheet (application test). Use the spreadsheet’s average formula calculation to verify your program’s calculation. Repeat this process for the sample standard deviation.</text:span></text:p>
        </text:list-item>
        <text:list-item>
          <text:p text:style-name="P40" loext:marker-style-name="T5"><text:span text:style-name="T5">Can you think of any good reason why </text:span><text:span text:style-name="T30">WindRecType</text:span><text:span text:style-name="T5"> should be a class and not a struct? When would you use a class and when would you use a struct? Think very carefully about this. Readings from this topic and earlier topics would guide you. The assignments do require (</text:span><text:span text:style-name="T8">mandatory</text:span><text:span text:style-name="T5"><text:note text:id="ftn8" text:note-class="footnote"><text:note-citation>8</text:note-citation><text:note-body><text:p text:style-name="Footnote" loext:marker-style-name="T45"><text:span text:style-name="T27"><text:s/></text:span><text:span text:style-name="T46">The assignment must meet the mandatory requirements. So attention to detail is critical.</text:span></text:p></text:note-body></text:note></text:span><text:span text:style-name="T5">) you to provide rationale (reasons why) for data structure approaches you take.</text:span></text:p>
        </text:list-item>
      </text:list>
      <text:p text:style-name="P41" loext:marker-style-name="T8"/>
      <text:p text:style-name="P42" loext:marker-style-name="T8"><text:span text:style-name="T8">Sample input formats for questions:</text:span><text:span text:style-name="T8"/></text:p>
      <text:p text:style-name="P10" loext:marker-style-name="T5"/>
      <text:p text:style-name="P42" loext:marker-style-name="T47"><text:span text:style-name="T5">There are two formats to experiment with. The first one is easier than the second. Attempt the second version only if you can complete the first version. </text:span><text:span text:style-name="T6">The first version below is needed for question 5 (assignment 1 preparation).</text:span></text:p>
      <text:p text:style-name="P10" loext:marker-style-name="T5"/>
      <text:p text:style-name="P42" loext:marker-style-name="T5"><text:soft-page-break/><text:span text:style-name="T5">Get your design and program to work with the same information that was used in lab 4’s registration exercise. Once you have a working design and program, think of how you could incorporate additional details (as in question 2 above) into the input data. Would you use a separate data file to store unit coordinator information?</text:span><text:span text:style-name="T5"/></text:p>
      <text:p text:style-name="P10" loext:marker-style-name="T5"/>
      <text:p text:style-name="P42" loext:marker-style-name="T20"><text:span text:style-name="T20">First version of the input data format (CSV): </text:span><text:span text:style-name="T48">(All assignments will use this input format)</text:span></text:p>
      <text:p text:style-name="P10" loext:marker-style-name="T5"/>
      <text:p text:style-name="P42" loext:marker-style-name="T5"><text:span text:style-name="T5">This format is commonly called the CSV (comma-separated value) format. <text:s/>You would have used this format in the prerequisite/revision exercise from ICT159. This format is usually used when the number of fields appearing on a line is fixed. Data may be missing. </text:span><text:span text:style-name="T6">Use this format for question 5 above and the assignments.</text:span></text:p>
      <text:p text:style-name="P10" loext:marker-style-name="T5"/>
      <text:p text:style-name="P42" loext:marker-style-name="T5"><text:span text:style-name="T5">All data is separated by commas until the end of line. Each row (line) is called a record. Each piece of data is called a field.</text:span><text:span text:style-name="T5"/></text:p>
      <text:p text:style-name="P10" loext:marker-style-name="T5"/>
      <text:p text:style-name="P42" loext:marker-style-name="T49"><text:span text:style-name="T49">ID</text:span>,<text:span text:style-name="T49">Semester,Unit ID, Unit Name, Credit, Marks, Date</text:span></text:p>
      <text:p text:style-name="P10" loext:marker-style-name="T5"/>
      <text:p text:style-name="P42" loext:marker-style-name="T5"><text:span text:style-name="T5">For question 5, the data will come from the data file(s) that have been provided.</text:span><text:span text:style-name="T5"/></text:p>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Standard"><text:s/>------------------------------------------------------------------------------------------------------------------------------------------</text:p>
      <text:p text:style-name="P42" loext:marker-style-name="T20"><text:span text:style-name="T20">Second version of the data format: (</text:span><text:span text:style-name="T35">not for the Assignments – for additional practice</text:span><text:span text:style-name="T20">)</text:span></text:p>
      <text:p text:style-name="P10" loext:marker-style-name="T5"/>
      <text:p text:style-name="P42" loext:marker-style-name="T5"><text:span text:style-name="T5">Attempt this version only if you can get the first version to work, </text:span><text:span text:style-name="T50">have completed question 5 above</text:span><text:span text:style-name="T5"> and are looking for something more “challenging”. </text:span><text:span text:style-name="T6">This format is </text:span><text:span text:style-name="T50">not</text:span><text:span text:style-name="T6"> needed for Assignment 1</text:span><text:span text:style-name="T5">.</text:span></text:p>
      <text:p text:style-name="P10" loext:marker-style-name="T5"/>
      <text:p text:style-name="P42" loext:marker-style-name="T5"><text:span text:style-name="T5">All data for one student id is on one line. Major separator symbol is the semicolon (</text:span><text:span text:style-name="T51">;</text:span>)<text:span text:style-name="T5"> and minor separators are commas (</text:span><text:span text:style-name="T51">,</text:span><text:span text:style-name="T10">)</text:span><text:span text:style-name="T5">. <text:s/>Each line is called a record.</text:span></text:p>
      <text:p text:style-name="P10" loext:marker-style-name="T5"/>
      <text:p text:style-name="P42" loext:marker-style-name="T5"><text:span text:style-name="T49">ID</text:span><text:span text:style-name="T52">;</text:span><text:span text:style-name="T49">Semester,Unit ID, Unit Name, Credit, Marks, Date, Unit ID, Unit Name, Credit, Marks, Date</text:span><text:span text:style-name="T52">;</text:span><text:span text:style-name="T49">Semester,</text:span><text:span text:style-name="T5"> <text:s/>.. etc</text:span></text:p>
      <text:p text:style-name="P10" loext:marker-style-name="T5"/>
      <text:p text:style-name="P42" loext:marker-style-name="T53"><text:span text:style-name="T5">From the above, you will notice that within a semester, there can be more than one unit. Any item in between a separator is called a “field”. So, Unit Name is a field, so is ID, Semester, Credit, ... etc.</text:span><text:span text:style-name="T53"/></text:p>
      <text:p text:style-name="P10" loext:marker-style-name="T5"/>
      <text:p text:style-name="P42" loext:marker-style-name="T5"><text:span text:style-name="T5">The date is the when the marks were entered into the system. The semester is when the unit was studied.</text:span><text:span text:style-name="T5"/></text:p>
      <text:p text:style-name="P10" loext:marker-style-name="T5"/>
      <text:p text:style-name="P42" loext:marker-style-name="T5"><text:span text:style-name="T5">Notice that the record (line) is identified by the student ID. So each student will have all his/her details on one line. After the student ID, the semi-colon separates units completed according to semester.</text:span><text:span text:style-name="T5"/></text:p>
      <text:p text:style-name="P10" loext:marker-style-name="T5"/>
      <text:p text:style-name="P42" loext:marker-style-name="T5"><text:span text:style-name="T5">Once you have a working design and program using the above data format, think of how you could incorporate additional details into the input data.</text:span><text:span text:style-name="T5"/></text:p>
      <text:p text:style-name="P10" loext:marker-style-name="T5"/>
      <text:p text:style-name="P42" loext:marker-style-name="T5"><text:span text:style-name="T5">-------------------------------------------------------------------------------------------------------------------------------------</text:span><text:span text:style-name="T5"/></text:p>
      <text:p text:style-name="P42" loext:marker-style-name="T8"><text:span text:style-name="T8">Notes:</text:span><text:span text:style-name="T8"/></text:p>
      <text:p text:style-name="P10" loext:marker-style-name="T5"/>
      <text:p text:style-name="P42" loext:marker-style-name="T5"><text:span text:style-name="T5">From the above, you will note that a record contains one or more fields and that each record appears on a line.</text:span><text:span text:style-name="T5"/></text:p>
      <text:p text:style-name="P10" loext:marker-style-name="T5"/>
      <text:p text:style-name="P42" loext:marker-style-name="T5"><text:span text:style-name="T5">Think about how you might handle an alternative Date format that has the date and time in the </text:span><text:span text:style-name="T19">one field </text:span><text:span text:style-name="T5">as in question 5’s data file. This means that the date and time is only separated by one or more spaces.</text:span></text:p>
      <text:p text:style-name="P10" loext:marker-style-name="T5"/>
      <text:p text:style-name="P42" loext:marker-style-name="T5"><text:span text:style-name="T5">When thinking about how to resolve the above Date issue, would you make the Date class handle all these possibilities? If so, what happens when the input format is changed again to another specification?</text:span><text:span text:style-name="T5"/></text:p>
      <text:p text:style-name="P10" loext:marker-style-name="T5"/>
      <text:p text:style-name="P42" loext:marker-style-name="T8"><text:soft-page-break/><text:span text:style-name="T7">You need to complete exercise 5 now. Once you have completed the preparatory labs, assignment 1 is not that complicated. This same approach also applies to assignment 2. The assignments are mostly “packaging the lab work into a larger application”.</text:span><text:span text:style-name="T7"/></text:p>
      <text:p text:style-name="P41" loext:marker-style-name="T8"/>
      <text:p text:style-name="P42" loext:marker-style-name="T5"><text:span text:style-name="T7">To access Assignment 1, submit the solution to exercise 5.</text:span><text:span text:style-name="T8"> <text:s/>Demonstrate this exercise to your tutor before the assignment due date. See advice earlier in this docu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JP" svg:font-family="'Noto Sans Mono CJK JP'" style:font-family-generic="modern" style:font-pitch="fixed"/>
    <style:font-face style:name="Palatino" svg:font-family="Palatino"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ja" style:country-asian="JP"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1" fo:font-size="10pt" fo:language="en" fo:country="US" style:letter-kerning="false" style:font-name-asian="Times New Roman2" style:font-size-asian="10pt" style:language-asian="ja" style:country-asian="JP"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en" fo:country="AU" style:language-asian="en" style:country-asian="U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25in" fo:margin-bottom="0.25in" style:contextual-spacing="false" fo:keep-with-next="always"/>
      <style:text-properties fo:text-transform="uppercase" style:font-name="Helvetica" fo:font-family="Helvetica"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chapter">
      <style:paragraph-properties fo:keep-with-next="always"/>
      <style:text-properties style:font-name="Palatino" fo:font-family="Palatino" style:font-pitch="variable" fo:font-weight="bold" style:font-weight-asian="bold"/>
    </style:style>
    <style:style style:name="Plain_20_Text" style:display-name="Plain Text" style:family="paragraph" style:parent-style-name="Standard">
      <style:text-properties style:font-name="Courier New" fo:font-family="'Courier New'" style:font-pitch="variable" style:font-name-complex="Courier New1" style:font-family-complex="'Courier Ne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Footnote" style:family="paragraph" style:parent-style-name="Standard" loext:linked-style-name="Footnote_20_Text_20_Char" style:class="extra"/>
    <style:style style:name="Colorful_20_List_20_-_20_Accent_20_11" style:display-name="Colorful List - Accent 11" style:family="paragraph" style:parent-style-name="Standard">
      <style:paragraph-properties fo:margin-left="0.5in"/>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eader_20_Char" style:display-name="Header Char" style:family="text" loext:linked-style-name="Header">
      <style:text-properties fo:language="en" fo:country="AU" style:language-asian="en" style:country-asian="US"/>
    </style:style>
    <style:style style:name="Footnote_20_Text_20_Char" style:display-name="Footnote Text Char" style:family="text" loext:linked-style-name="Footnote">
      <style:text-properties fo:language="en" fo:country="AU" style:language-asian="en" style:country-asian="US"/>
    </style:style>
    <style:style style:name="Unresolved_20_Mention" style:display-name="Unresolved Mention" style:family="text">
      <style:text-properties fo:color="#605e5c" loext:opacity="100%" fo:background-color="#e1dfdd"/>
    </style:style>
    <style:style style:name="ListLabel_20_1" style:display-name="ListLabel 1" style:family="text">
      <style:text-properties style:font-name="Times New Roman" fo:font-family="'Times New Roman'" style:font-pitch="variable"/>
    </style:style>
    <style:style style:name="ListLabel_20_2" style:display-name="ListLabel 2" style:family="text"/>
    <style:style style:name="ListLabel_20_3" style:display-name="ListLabel 3" style:family="text">
      <style:text-properties style:font-name="Times New Roman1" fo:font-family="'Times New Roman'" style:font-family-generic="roman" style:font-pitch="variabl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text-properties style:use-window-font-color="true" loext:opacity="0%"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1" fo:font-family="'Times New Roman'" style:font-family-generic="roman" style:font-pitch="variable"/>
    </style:style>
    <style:style style:name="ListLabel_20_51" style:display-name="ListLabel 5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2" style:display-name="ListLabel 52" style:family="text">
      <style:text-properties style:font-name="Times New Roman" fo:font-family="'Times New Roman'" style:font-pitch="variable"/>
    </style:style>
    <style:style style:name="ListLabel_20_53" style:display-name="ListLabel 53" style:family="text">
      <style:text-properties style:font-name="Times New Roman" fo:font-family="'Times New Roman'" style:font-pitch="variable"/>
    </style:style>
    <style:style style:name="ListLabel_20_54" style:display-name="ListLabel 54" style:family="text">
      <style:text-properties style:font-name="Times New Roman1" fo:font-family="'Times New Roman'" style:font-family-generic="roman" style:font-pitch="variable"/>
    </style:style>
    <style:style style:name="ListLabel_20_55" style:display-name="ListLabel 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6" style:display-name="ListLabel 56" style:family="text">
      <style:text-properties style:font-name="Times New Roman" fo:font-family="'Times New Roman'" style:font-pitch="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fo:font-size="11pt" style:font-size-asian="11pt"/>
    </style:style>
    <style:style style:name="ListLabel_20_77" style:display-name="ListLabel 77" style:family="text">
      <style:text-properties fo:font-size="11pt" fo:font-style="italic" style:font-size-asian="11pt" style:font-style-asian="italic"/>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5" loext:num-list-format="%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6" loext:num-list-format="%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ListLabel_20_7"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8" loext:num-list-format="%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9" loext:num-list-format="%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ListLabel_20_10"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11" loext:num-list-format="%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12" loext:num-list-format="%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text:style-name="ListLabel_20_2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1" loext:num-list-format="%1%" style:num-format="1">
        <style:list-level-properties text:list-level-position-and-space-mode="label-alignment">
          <style:list-level-label-alignment text:label-followed-by="listtab" fo:text-indent="-1in" fo:margin-left="1.5in"/>
        </style:list-level-properties>
      </text:list-level-style-number>
      <text:list-level-style-number text:level="2" text:style-name="ListLabel_20_3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9"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50"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51"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pitch="fixed"/>
      </text:list-level-style-bullet>
      <text:list-level-style-bullet text:level="4" text:style-name="ListLabel_20_52"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53"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54"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55"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pitch="fixed"/>
      </text:list-level-style-bullet>
      <text:list-level-style-bullet text:level="8" text:style-name="ListLabel_20_56"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57"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6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7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0.25in"/>
      <style:text-properties fo:text-transform="uppercase"/>
    </style:style>
    <style:style style:name="MP2" style:family="paragraph" style:parent-style-name="Footer">
      <style:paragraph-properties fo:padding="0in" fo:border="none"/>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4917in" fo:margin-left="0.9161in" fo:margin-right="0.329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2" text:anchor-type="paragraph" svg:y="0.0008in" draw:z-index="8"><draw:text-box fo:min-height="0.0161in" fo:min-width="0.0161in"><text:p text:style-name="MP2"><text:span text:style-name="Page_20_Number"><text:page-number text:select-page="current">9</text:page-number></text:span></text:p></draw:text-box></draw:frame>Topic 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B215 Practical exercises   - Week 7</dc:title>
    <meta:initial-creator>Murdoch University</meta:initial-creator>
    <meta:editing-cycles>186</meta:editing-cycles>
    <meta:print-date>2009-03-05T08:53:00</meta:print-date>
    <meta:creation-date>2023-10-16T05:49:00</meta:creation-date>
    <dc:date>2025-02-20T13:29:49.508018233</dc:date>
    <meta:editing-duration>PT18H43M48S</meta:editing-duration>
    <meta:generator>LibreOffice/25.2.0.3$Linux_X86_64 LibreOffice_project/520$Build-3</meta:generator>
    <meta:document-statistic meta:table-count="0" meta:image-count="0" meta:object-count="0" meta:page-count="9" meta:paragraph-count="156" meta:word-count="4363" meta:character-count="25685" meta:non-whitespace-character-count="21404"/>
    <meta:user-defined meta:name="AppVersion">15.0000</meta:user-defined>
    <meta:user-defined meta:name="Company">BITL</meta:user-defined>
    <meta:template xlink:type="simple" xlink:actuate="onRequest" xlink:title="Normal.dotm" xlink:href=""/>
  </office:meta>
</office:document-meta>
</file>